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top="0cm" fo:margin-bottom="0.499cm" style:contextual-spacing="false"/>
    </style:style>
    <style:style style:name="P7" style:family="paragraph" style:parent-style-name="Preformatted_20_Text">
      <style:text-properties officeooo:paragraph-rsid="000706f5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2">
      <style:paragraph-properties fo:margin-left="0cm" fo:margin-right="0cm" fo:text-indent="0cm" style:auto-text-indent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0706f5"/>
    </style:style>
    <style:style style:name="T1" style:family="text">
      <style:text-properties officeooo:rsid="0003af76"/>
    </style:style>
    <style:style style:name="T2" style:family="text">
      <style:text-properties officeooo:rsid="00056d55"/>
    </style:style>
    <style:style style:name="T3" style:family="text">
      <style:text-properties officeooo:rsid="000706f5"/>
    </style:style>
    <style:style style:name="T4" style:family="text">
      <style:text-properties officeooo:rsid="0007df6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aboratorio DevOps: Monitorización de WordPress con ELK y Grafana</text:h>
      <text:p text:style-name="Text_20_body">Este documento describe cómo configurar un entorno de laboratorio automatizado utilizando Vagrant y Ansible para desplegar y monitorizar una aplicación WordPress en contenedores Docker mediante el stack ELK y Grafana.</text:p>
      <text:p text:style-name="Text_20_body"><text:span text:style-name="Strong_20_Emphasis">Objetivo:</text:span> Validar la recolección y visualización de logs de WordPress en Kibana y Grafana.</text:p>
      <text:p text:style-name="Text_20_body"><text:span text:style-name="Strong_20_Emphasis">Tecnologías:</text:span> Vagrant, Ansible, Docker, Docker Compose, Elasticsearch, Logstash, Kibana, Grafana, Rocky Linux 9, WordPress, MySQL.</text:p>
      <text:p text:style-name="Horizontal_20_Line"/>
      <text:h text:style-name="Heading_20_3" text:outline-level="3">1. Requisitos Previos</text:h>
      <text:p text:style-name="Text_20_body">Asegúrate de tener instalado en tu máquina host:</text:p>
      <text:list text:style-name="L1">
        <text:list-item>
          <text:p text:style-name="P9"><text:span text:style-name="Strong_20_Emphasis">Vagrant:</text:span> <text:a xlink:type="simple" xlink:href="https://www.vagrantup.com/downloads" office:target-frame-name="_blank" xlink:show="new" text:style-name="Internet_20_link" text:visited-style-name="Visited_20_Internet_20_Link">Descargar Vagrant</text:a> </text:p>
        </text:list-item>
        <text:list-item>
          <text:p text:style-name="P8"><text:span text:style-name="Strong_20_Emphasis">VirtualBox</text:span> (o VMWare/Hyper-V con el provider correspondiente. <text:span text:style-name="T1">Yo usaría KVM pero lo que nos ha caído en suerte es esto. No es mal hipervisor pero <text:s/>… es por mi ignorancia de como funcionan los sistemas Windows</text:span>): <text:a xlink:type="simple" xlink:href="https://www.virtualbox.org/wiki/Downloads" office:target-frame-name="_blank" xlink:show="new" text:style-name="Internet_20_link" text:visited-style-name="Visited_20_Internet_20_Link">Descargar VirtualBox</text:a> </text:p>
        </text:list-item>
      </text:list>
      <text:p text:style-name="Text_20_body"><text:span text:style-name="Emphasis">(</text:span><text:span text:style-name="Emphasis"><text:span text:style-name="T1">OJO!!!!! este documento está sistematizado por la IA de Gemini (maldita listilla …) </text:span></text:span><text:span text:style-name="Emphasis"><text:span text:style-name="T4">puede contener errores</text:span></text:span><text:span text:style-name="Emphasis"><text:span text:style-name="T2">. Resumen: ficheros del repo BIEN, info de este documento DUDA</text:span></text:span><text:span text:style-name="Emphasis"><text:span text:style-name="T1"> </text:span></text:span><text:span text:style-name="Emphasis">).</text:span></text:p>
      <text:p text:style-name="Horizontal_20_Line"/>
      <text:h text:style-name="Heading_20_3" text:outline-level="3">2. Estructura del Proyecto</text:h>
      <text:p text:style-name="Text_20_body">Crea la siguiente estructura de directorios y archivos en tu máquina local:</text:p>
      <text:p text:style-name="P1"><text:span text:style-name="Source_20_Text">elk-grafana-wordpress-lab/</text:span></text:p>
      <text:p text:style-name="Preformatted_20_Text"><text:span text:style-name="Source_20_Text">├── Vagrantfile</text:span></text:p>
      <text:p text:style-name="Preformatted_20_Text"><text:span text:style-name="Source_20_Text">├── ansible/</text:span></text:p>
      <text:p text:style-name="Preformatted_20_Text"><text:span text:style-name="Source_20_Text">│ <text:s text:c="2"/>├── hosts <text:s text:c="18"/># Inventario Ansible</text:span></text:p>
      <text:p text:style-name="Preformatted_20_Text"><text:span text:style-name="Source_20_Text">│ <text:s text:c="2"/>├── administracion.yml <text:s text:c="5"/># Playbook para VM administracion</text:span></text:p>
      <text:p text:style-name="Preformatted_20_Text"><text:span text:style-name="Source_20_Text">│ <text:s text:c="2"/>├── recurso.yml <text:s text:c="10"/># Playbook para VM recurso</text:span></text:p>
      <text:p text:style-name="Preformatted_20_Text"><text:span text:style-name="Source_20_Text">│ <text:s text:c="2"/>├── seguimiento.yml <text:s text:c="8"/># Playbook para VM seguimiento</text:span></text:p>
      <text:p text:style-name="Preformatted_20_Text"><text:span text:style-name="Source_20_Text">│ <text:s text:c="2"/>└── files/ <text:s text:c="17"/># Directorio para archivos de configuración</text:span></text:p>
      <text:p text:style-name="Preformatted_20_Text"><text:span text:style-name="Source_20_Text">│ <text:s text:c="6"/>├── logstash.conf <text:s text:c="6"/># Configuración pipeline Logstash</text:span></text:p>
      <text:p text:style-name="Preformatted_20_Text"><text:span text:style-name="Source_20_Text">│ <text:s text:c="6"/>├── elasticsearch.yml <text:s text:c="2"/># Configuración Elasticsearch</text:span></text:p>
      <text:p text:style-name="Preformatted_20_Text"><text:span text:style-name="Source_20_Text">│ <text:s text:c="6"/>├── kibana.yml <text:s text:c="9"/># Configuración Kibana</text:span></text:p>
      <text:p text:style-name="Preformatted_20_Text"><text:span text:style-name="Source_20_Text">│ <text:s text:c="6"/>├── grafana-datasource.yml # Datasource Grafana para Elasticsearch</text:span></text:p>
      <text:p text:style-name="Preformatted_20_Text"><text:span text:style-name="Source_20_Text">│ <text:s text:c="6"/>└── docker-compose.yml <text:s/># Definición WordPress + MySQL</text:span></text:p>
      <text:p text:style-name="P2"><text:span text:style-name="Source_20_Text">└── README.md <text:s text:c="18"/># (Este archivo)</text:span></text:p>
      <text:p text:style-name="Horizontal_20_Line"/>
      <text:h text:style-name="Heading_20_3" text:outline-level="3">3. Vagrantfile</text:h>
      <text:p text:style-name="Text_20_body">Este archivo define las 3 máquinas virtuales, su red, recursos y el aprovisionamiento con Ansible Local.</text:p>
      <text:p text:style-name="P10"/>
      <text:p text:style-name="P7"><text:span text:style-name="Source_20_Text"><text:span text:style-name="T3">Fichero en el repo</text:span></text:span></text:p>
      <text:p text:style-name="Horizontal_20_Line"><text:soft-page-break/></text:p>
      <text:h text:style-name="Heading_20_3" text:outline-level="3">4. Aprovisionamiento Ansible</text:h>
      <text:h text:style-name="Heading_20_4" text:outline-level="4">4.1. Archivo <text:span text:style-name="Source_20_Text">hosts</text:span> de Ansible</text:h>
      <text:p text:style-name="Text_20_body">Crea el archivo <text:span text:style-name="Source_20_Text">ansible/hosts</text:span> con el inventario. <text:span text:style-name="Source_20_Text">ansible_connection=local</text:span> es crucial para <text:span text:style-name="Source_20_Text">ansible_local</text:span>. <text:span text:style-name="T1">Es una mierda, en realidad, pero debe tirar (“funcionar” estimado Sergey)</text:span></text:p>
      <text:p text:style-name="P7"><text:span text:style-name="Source_20_Text"><text:span text:style-name="T3">fichero en el repo</text:span></text:span></text:p>
      <text:h text:style-name="Heading_20_4" text:outline-level="4">4.2. Playbook <text:span text:style-name="Source_20_Text">administracion.yml</text:span></text:h>
      <text:p text:style-name="Text_20_body">Este playbook configura la VM de administración. <text:span text:style-name="T2">Sintaxis antigua.</text:span></text:p>
      <text:p text:style-name="P10"/>
      <text:p text:style-name="P7"><text:span text:style-name="Source_20_Text"><text:span text:style-name="T3">Fichero en el repo</text:span></text:span></text:p>
      <text:h text:style-name="Heading_20_4" text:outline-level="4">4.3. Playbook <text:span text:style-name="Source_20_Text">recurso.yml</text:span></text:h>
      <text:p text:style-name="Text_20_body">Este playbook instala Docker y despliega WordPress + MySQL en la VM de recursos.</text:p>
      <text:p text:style-name="P10"/>
      <text:p text:style-name="P7"><text:span text:style-name="Source_20_Text"><text:span text:style-name="T3">Fichero en el repo</text:span></text:span></text:p>
      <text:h text:style-name="Heading_20_4" text:outline-level="4">4.4. Playbook <text:span text:style-name="Source_20_Text">seguimiento.yml</text:span></text:h>
      <text:p text:style-name="Text_20_body">Este playbook instala y configura ELK Stack y Grafana.</text:p>
      <text:p text:style-name="P10"/>
      <text:p text:style-name="P7"><text:span text:style-name="Source_20_Text"><text:span text:style-name="T3">Fichero en el repo</text:span></text:span></text:p>
      <text:p text:style-name="Horizontal_20_Line"/>
      <text:h text:style-name="Heading_20_3" text:outline-level="3">5. Archivos de Configuración Adicionales</text:h>
      <text:h text:style-name="Heading_20_4" text:outline-level="4">5.1. <text:span text:style-name="Source_20_Text">ansible/files/docker-compose.yml</text:span></text:h>
      <text:p text:style-name="Text_20_body">Define los servicios de WordPress y MySQL. Configura el logging para enviar a Logstash vía syslog. <text:span text:style-name="T2">Es duro instalar Wordpress pero la utilidad la conocéis todos y más simple que un chupete.</text:span></text:p>
      <text:p text:style-name="P10"/>
      <text:p text:style-name="P7"><text:span text:style-name="Source_20_Text"><text:span text:style-name="T3">Fichero en el repo</text:span></text:span></text:p>
      <text:h text:style-name="Heading_20_4" text:outline-level="4">5.2. <text:span text:style-name="Source_20_Text">ansible/files/elasticsearch.yml</text:span></text:h>
      <text:p text:style-name="Text_20_body">Configuración mínima para Elasticsearch en un solo nodo. <text:span text:style-name="T2">Se puede clusterizar (palabro) y no es complicado. Testead la clave Discovery.</text:span></text:p>
      <text:p text:style-name="P10"/>
      <text:p text:style-name="P7"><text:span text:style-name="Source_20_Text"><text:span text:style-name="T3">Fichero en el repo</text:span></text:span></text:p>
      <text:h text:style-name="Heading_20_4" text:outline-level="4">5.3. <text:span text:style-name="Source_20_Text">ansible/files/logstash.conf</text:span></text:h>
      <text:p text:style-name="Text_20_body">Configuración del pipeline de Logstash para recibir logs de Docker (syslog) y enviarlos a Elasticsearch.</text:p>
      <text:p text:style-name="P7"><text:span text:style-name="Source_20_Text"><text:span text:style-name="T3">Fichero en el repo</text:span></text:span></text:p>
      <text:p text:style-name="P2"/>
      <text:h text:style-name="Heading_20_4" text:outline-level="4"><text:soft-page-break/>5.4. <text:span text:style-name="Source_20_Text">ansible/files/kibana.yml</text:span></text:h>
      <text:p text:style-name="Text_20_body">Configuración de Kibana para conectarse a Elasticsearch y ser accesible desde el host. <text:span text:style-name="T2">Personalmente nunca me he aclarado con Kibana. Siempre he visto capturas preciosas que nunca he obtenido en mis prototipos.</text:span></text:p>
      <text:p text:style-name="P16"><text:span text:style-name="Source_20_Text"><text:span text:style-name="T3">Fichero en el repo</text:span></text:span></text:p>
      <text:h text:style-name="Heading_20_4" text:outline-level="4">5.5. <text:span text:style-name="Source_20_Text">ansible/files/grafana-datasource.yml</text:span></text:h>
      <text:p text:style-name="Text_20_body">Aprovisiona automáticamente la fuente de datos de Elasticsearch en Grafana <text:span text:style-name="T3">(maravillosa herramienta)</text:span></text:p>
      <text:p text:style-name="P16"><text:span text:style-name="Source_20_Text"><text:span text:style-name="T3">Fichero en el repo</text:span></text:span></text:p>
      <text:p text:style-name="Horizontal_20_Line"/>
      <text:h text:style-name="Heading_20_3" text:outline-level="3">6. Instrucciones Paso a Paso</text:h>
      <text:list text:style-name="L2">
        <text:list-item>
          <text:p text:style-name="P12"><text:span text:style-name="Strong_20_Emphasis">Clonar/Descargar:</text:span> Asegúrate de tener todos los archivos y directorios creados como se describe en la sección "Estructura del Proyecto". </text:p>
        </text:list-item>
        <text:list-item>
          <text:p text:style-name="P12"><text:span text:style-name="Strong_20_Emphasis">Abrir Terminal:</text:span> Navega hasta el directorio raíz del proyecto (<text:span text:style-name="Source_20_Text">elk-grafana-wordpress-lab/</text:span>) en tu terminal o línea de comandos. </text:p>
        </text:list-item>
        <text:list-item>
          <text:p text:style-name="P12"><text:span text:style-name="Strong_20_Emphasis">Iniciar las VMs:</text:span> Ejecuta el comando <text:span text:style-name="Source_20_Text">vagrant up</text:span>. </text:p>
          <text:p text:style-name="P13"/>
          <text:p text:style-name="P3"><text:span text:style-name="Source_20_Text">cd ruta/a/elk-grafana-wordpress-lab</text:span></text:p>
          <text:p text:style-name="P4"><text:span text:style-name="Source_20_Text">vagrant up</text:span></text:p>
          <text:p text:style-name="P12">Este proceso tardará varios minutos, ya que Vagrant descargará la imagen base (si no está cacheada), creará las VMs, instalará Ansible dentro de ellas y luego ejecutará los playbooks para instalar y configurar todo el software. Observa la salida en la terminal para detectar posibles errores. </text:p>
        </text:list-item>
        <text:list-item>
          <text:p text:style-name="P11"><text:span text:style-name="Strong_20_Emphasis">Esperar:</text:span> Sé paciente <text:span text:style-name="T1">(me parto la “caja” … menuda IA) </text:span>. La instalación de ELK Stack, Docker y Grafana, junto con las actualizaciones del sistema, puede llevar tiempo, especialmente la primera vez. </text:p>
        </text:list-item>
      </text:list>
      <text:p text:style-name="Horizontal_20_Line"/>
      <text:h text:style-name="Heading_20_3" text:outline-level="3">7. Validación</text:h>
      <text:p text:style-name="Text_20_body">Una vez que <text:span text:style-name="Source_20_Text">vagrant up</text:span> termine sin errores:</text:p>
      <text:list text:style-name="L3">
        <text:list-item>
          <text:p text:style-name="P14"><text:span text:style-name="Strong_20_Emphasis">Acceder a WordPress:</text:span> Abre tu navegador web y ve a <text:span text:style-name="Source_20_Text">http://localhost:8080</text:span>. Deberías ver la pantalla de instalación inicial de WordPress. Puedes completar la instalación si quieres generar más logs, o simplemente navegar por la página por defecto. <text:span text:style-name="T3">Lo suyo es ir generando operaciones <text:s/>para que tengamos logs (registros) que puedan ser visualizados. Un par de minutos y ya tenemos métodos que puedan ser recuperados.</text:span></text:p>
        </text:list-item>
        <text:list-item>
          <text:p text:style-name="P14"><text:span text:style-name="Strong_20_Emphasis">Acceder a Kibana:</text:span> Ve a <text:span text:style-name="Source_20_Text">http://localhost:5601</text:span>.</text:p>
          <text:list>
            <text:list-item>
              <text:p text:style-name="P15">Es posible que Kibana te pida crear un "Data View" (anteriormente Index Pattern). </text:p>
            </text:list-item>
            <text:list-item>
              <text:p text:style-name="P15">Ve a "Management" -&gt; "Stack Management" -&gt; "Data Views" (o busca "Data View" en la barra lateral). </text:p>
            </text:list-item>
            <text:list-item>
              <text:p text:style-name="P15"><text:soft-page-break/>Haz clic en "Create data view". </text:p>
            </text:list-item>
            <text:list-item>
              <text:p text:style-name="P15">En el campo "Name", introduce un nombre como <text:span text:style-name="Source_20_Text">WordPress Logs</text:span>. </text:p>
            </text:list-item>
            <text:list-item>
              <text:p text:style-name="P15">En el campo "Index pattern", escribe <text:span text:style-name="Source_20_Text">wordpress-logs-*</text:span>. Debería detectar el índice creado por Logstash. </text:p>
            </text:list-item>
            <text:list-item>
              <text:p text:style-name="P15">Selecciona <text:span text:style-name="Source_20_Text">@timestamp</text:span> como el campo de tiempo ("Timestamp field"). </text:p>
            </text:list-item>
            <text:list-item>
              <text:p text:style-name="P15">Haz clic en "Create data view". </text:p>
            </text:list-item>
            <text:list-item>
              <text:p text:style-name="P15">Ahora, ve a la sección "Discover" (icono de brújula). Selecciona tu Data View <text:span text:style-name="Source_20_Text">WordPress Logs</text:span> y deberías empezar a ver los logs de los contenedores WordPress que fueron enviados a Logstash. Genera actividad en WordPress (recarga la página, intenta acceder a <text:span text:style-name="Source_20_Text">wp-admin</text:span>, etc.) para ver más logs. </text:p>
            </text:list-item>
          </text:list>
        </text:list-item>
        <text:list-item>
          <text:p text:style-name="P14"><text:span text:style-name="Strong_20_Emphasis">Acceder a Grafana:</text:span> Ve a <text:span text:style-name="Source_20_Text">http://localhost:3000</text:span>.</text:p>
          <text:list>
            <text:list-item>
              <text:p text:style-name="P15">El usuario y contraseña por defecto son <text:span text:style-name="Source_20_Text">admin</text:span> / <text:span text:style-name="Source_20_Text">admin</text:span>. Te pedirá cambiar la contraseña en el primer login. </text:p>
            </text:list-item>
            <text:list-item>
              <text:p text:style-name="P15">Ve a "Connections" -&gt; "Data sources" (o icono de engranaje -&gt; Data Sources). Deberías ver la datasource "Elasticsearch-WordPress" ya configurada gracias al aprovisionamiento. Haz clic en ella y luego en "Save &amp; test" para verificar la conexión. </text:p>
            </text:list-item>
            <text:list-item>
              <text:p text:style-name="P15">Ve a la sección "Explore" (icono de brújula). </text:p>
            </text:list-item>
            <text:list-item>
              <text:p text:style-name="P15">En el desplegable de la esquina superior izquierda, selecciona la datasource "Elasticsearch-WordPress". </text:p>
            </text:list-item>
            <text:list-item>
              <text:p text:style-name="P15">En el campo "Query", puedes simplemente dejarlo vacío o escribir una consulta Lucene básica (ej: <text:span text:style-name="Source_20_Text">application:wordpress</text:span>). </text:p>
            </text:list-item>
            <text:list-item>
              <text:p text:style-name="P15">Asegúrate de que el selector de índice (generalmente justo debajo de la datasource) esté apuntando a <text:span text:style-name="Source_20_Text">wordpress-logs-*</text:span>. </text:p>
            </text:list-item>
            <text:list-item>
              <text:p text:style-name="P15">Ajusta el rango de tiempo en la esquina superior derecha. </text:p>
            </text:list-item>
            <text:list-item>
              <text:p text:style-name="P15">Haz clic en "Run query". Deberías ver los logs en formato de tabla y un histograma de eventos a lo largo del tiempo. </text:p>
            </text:list-item>
          </text:list>
        </text:list-item>
        <text:list-item>
          <text:p text:style-name="P14"><text:span text:style-name="Strong_20_Emphasis">Verificar Resolución DNS Interna:</text:span> Puedes conectarte a una de las VMs usando <text:span text:style-name="Source_20_Text">vagrant ssh &lt;nombre_vm&gt;</text:span> (e.g., <text:span text:style-name="Source_20_Text">vagrant ssh administracion</text:span>) y probar a hacer ping a las otras VMs por nombre:</text:p>
          <text:p text:style-name="P5"><text:span text:style-name="Source_20_Text">ping -c 3 recurso</text:span></text:p>
          <text:p text:style-name="P6"><text:span text:style-name="Source_20_Text">ping -c 3 seguimiento</text:span></text:p>
          <text:p text:style-name="P14">Deberían resolverse a sus IPs privadas (192.168.33.11 y 192.168.33.12 respectivamente).<text:line-break/><text:line-break/><text:line-break/><text:line-break/><text:line-break/><text:span text:style-name="T3">NdA: Todo esto suponiendo que no se quede colgado VirtualBox, windows o <text:s/>… vete a saber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0:09:35.854871971</meta:creation-date>
    <dc:date>2025-04-09T21:04:32.557822803</dc:date>
    <meta:editing-duration>PT34M7S</meta:editing-duration>
    <meta:editing-cycles>2</meta:editing-cycles>
    <meta:generator>LibreOffice/24.2.2.2$Linux_X86_64 LibreOffice_project/d56cc158d8a96260b836f100ef4b4ef25d6f1a01</meta:generator>
    <meta:print-date>2025-04-09T20:40:28.931028938</meta:print-date>
    <meta:printed-by>Archivos PDF</meta:printed-by>
    <meta:document-statistic meta:table-count="0" meta:image-count="0" meta:object-count="0" meta:page-count="4" meta:paragraph-count="90" meta:word-count="1074" meta:character-count="7155" meta:non-whitespace-character-count="6033"/>
  </office:meta>
</office:document-meta>
</file>